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officeooo:rsid="00090d23" officeooo:paragraph-rsid="00090d23"/>
    </style:style>
    <style:style style:name="P2" style:family="paragraph" style:parent-style-name="Standard">
      <style:text-properties style:font-name="Arial" officeooo:rsid="00090d23" officeooo:paragraph-rsid="00090d23"/>
    </style:style>
    <style:style style:name="P3" style:family="paragraph" style:parent-style-name="Standard">
      <style:text-properties style:font-name="Arial" officeooo:paragraph-rsid="00090d23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officeooo:rsid="00090d23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officeooo:rsid="0009b946" officeooo:paragraph-rsid="0009b94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officeooo:rsid="000b3a41" officeooo:paragraph-rsid="000b3a41"/>
    </style:style>
    <style:style style:name="T1" style:family="text">
      <style:text-properties officeooo:rsid="00090d23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officeooo:rsid="00090d23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officeooo:rsid="000b3a41" style:font-size-asian="10pt"/>
    </style:style>
    <style:style style:name="T12" style:family="text">
      <style:text-properties fo:font-size="10pt" officeooo:rsid="000d1a5e" style:font-size-asian="10pt"/>
    </style:style>
    <style:style style:name="T13" style:family="text">
      <style:text-properties fo:font-size="10pt" officeooo:rsid="000e1b52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readFromGui(V,E) // where V is vertices number and E is Edge number.</text:p>
      <text:p text:style-name="P2"/>
      <text:p text:style-name="P2"/>
      <text:p text:style-name="P3"><text:span text:style-name="T1">-</text:span><text:span text:style-name="T2"> LinkedList&lt;Integer&gt;[] </text:span><text:span text:style-name="T2">adj</text:span><text:span text:style-name="T2">;<text:tab/></text:span><text:span text:style-name="T2">// Adjacency List, </text:span><text:span text:style-name="T5">array of linkedLists that have integers in them.</text:span></text:p>
      <text:p text:style-name="P4"><text:span text:style-name="T6">-</text:span><text:span text:style-name="T8"> </text:span><text:span text:style-name="T6">int</text:span><text:span text:style-name="T8">[][] </text:span><text:span text:style-name="T8">adjMat</text:span><text:span text:style-name="T8">; </text:span><text:span text:style-name="T8">// adjacency matrix.</text:span></text:p>
      <text:p text:style-name="P4"><text:span text:style-name="T6">-</text:span><text:span text:style-name="T8"> </text:span><text:span text:style-name="T6">int</text:span><text:span text:style-name="T8">[][ ] </text:span><text:span text:style-name="T8">incMat</text:span><text:span text:style-name="T8">; </text:span><text:span text:style-name="T8">// incidence matrix.</text:span></text:p>
      <text:p text:style-name="P7"><text:span text:style-name="T8">-Int currentIncColum.</text:span></text:p>
      <text:p text:style-name="P4"><text:span text:style-name="T8"/></text:p>
      <text:p text:style-name="P6"><text:span text:style-name="T8">- initialize adj </text:span><text:span text:style-name="T11">and initialize</text:span><text:span text:style-name="T8"> all matrices with zeros </text:span><text:span text:style-name="T13">and currentIncColum with zero.</text:span></text:p>
      <text:p text:style-name="P6"><text:span text:style-name="T8"/></text:p>
      <text:p text:style-name="P7"><text:span text:style-name="T8">-read E edges by reading vertex v1 and vertex v2.</text:span></text:p>
      <text:p text:style-name="P7"><text:span text:style-name="T8"/></text:p>
      <text:p text:style-name="P7"><text:span text:style-name="T8">-for each v1 and v2 read{</text:span></text:p>
      <text:p text:style-name="P7"><text:span text:style-name="T8"><text:tab/>add v2 to adj[v1] linkedList.</text:span></text:p>
      <text:p text:style-name="P7"><text:span text:style-name="T8"><text:tab/>adjMat[v1][v2] = 1</text:span></text:p>
      <text:p text:style-name="P7"><text:span text:style-name="T8"><text:tab/>IncMat[v1][currentIncColum] <text:s/>= <text:s/>1.</text:span></text:p>
      <text:p text:style-name="P7"><text:span text:style-name="T8"><text:tab/>IncMat[v2][curretnIncColum] = 1.</text:span></text:p>
      <text:p text:style-name="P7"><text:span text:style-name="T8"><text:tab/>currentIncColum++.</text:span></text:p>
      <text:p text:style-name="P7"><text:span text:style-name="T8"/></text:p>
      <text:p text:style-name="P7"><text:span text:style-name="T8">}</text:span></text:p>
      <text:p text:style-name="P7"><text:span text:style-name="T8"/></text:p>
      <text:p text:style-name="P7"><text:span text:style-name="T8">- </text:span><text:span text:style-name="T12">format and print the adjacency list, Matrix and incidence matrix on Gui.</text:span></text:p>
      <text:p text:style-name="P7"><text:span text:style-name="T12">-supply graph library with vertices and Edges taken, and use it to draw the graph.</text:span></text:p>
      <text:p text:style-name="P7"><text:span text:style-name="T12"/></text:p>
      <text:p text:style-name="P4"><text:span text:style-name="T8"/></text:p>
      <text:p text:style-name="P4"><text:span text:style-name="T8"/></text:p>
      <text:p text:style-name="P5"><text:span text:style-name="T8"/></text:p>
      <text:p text:style-name="P5"><text:span text:style-name="T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0:35:50.982000000</meta:creation-date>
    <meta:generator>LibreOffice/6.0.1.1$Windows_X86_64 LibreOffice_project/60bfb1526849283ce2491346ed2aa51c465abfe6</meta:generator>
    <dc:date>2020-03-09T20:51:21.801000000</dc:date>
    <meta:editing-duration>PT15M30S</meta:editing-duration>
    <meta:editing-cycles>5</meta:editing-cycles>
    <meta:document-statistic meta:table-count="0" meta:image-count="0" meta:object-count="0" meta:page-count="1" meta:paragraph-count="16" meta:word-count="114" meta:character-count="716" meta:non-whitespace-character-count="611"/>
  </office:meta>
</office:document-meta>
</file>